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erif" svg:font-family="'Liberation Serif'" style:font-family-generic="roman"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167b3c" officeooo:paragraph-rsid="000d57a6"/>
    </style:style>
    <style:style style:name="P2" style:family="paragraph" style:parent-style-name="Standard">
      <style:text-properties fo:font-weight="bold" officeooo:rsid="00257bf5" officeooo:paragraph-rsid="000d57a6" style:font-weight-asian="bold" style:font-weight-complex="bold"/>
    </style:style>
    <style:style style:name="P3" style:family="paragraph" style:parent-style-name="Standard">
      <style:text-properties fo:font-weight="bold" officeooo:paragraph-rsid="000d57a6" style:font-weight-asian="bold" style:font-weight-complex="bold"/>
    </style:style>
    <style:style style:name="P4" style:family="paragraph" style:parent-style-name="Standard">
      <style:text-properties fo:color="#c9211e" loext:opacity="100%" style:text-line-through-style="solid" style:text-line-through-type="single" officeooo:paragraph-rsid="000d57a6"/>
    </style:style>
    <style:style style:name="P5" style:family="paragraph" style:parent-style-name="Standard" style:list-style-name="L1">
      <style:text-properties officeooo:paragraph-rsid="000d57a6"/>
    </style:style>
    <style:style style:name="P6" style:family="paragraph" style:parent-style-name="Standard">
      <style:text-properties officeooo:rsid="001b5053" officeooo:paragraph-rsid="000d57a6"/>
    </style:style>
    <style:style style:name="P7" style:family="paragraph" style:parent-style-name="Standard">
      <style:text-properties officeooo:rsid="00257bf5" officeooo:paragraph-rsid="000d57a6"/>
    </style:style>
    <style:style style:name="P8" style:family="paragraph" style:parent-style-name="Standard">
      <style:text-properties fo:font-style="italic" officeooo:rsid="00257bf5" officeooo:paragraph-rsid="000d57a6" style:font-style-asian="italic" style:font-style-complex="italic"/>
    </style:style>
    <style:style style:name="P9" style:family="paragraph" style:parent-style-name="Standard" style:list-style-name="L11">
      <style:text-properties officeooo:rsid="00282989" officeooo:paragraph-rsid="000d57a6"/>
    </style:style>
    <style:style style:name="P10" style:family="paragraph" style:parent-style-name="Standard">
      <style:text-properties officeooo:paragraph-rsid="000d57a6"/>
    </style:style>
    <style:style style:name="P11" style:family="paragraph" style:parent-style-name="Standard" style:list-style-name="L7">
      <style:text-properties officeooo:paragraph-rsid="000d57a6"/>
    </style:style>
    <style:style style:name="P12" style:family="paragraph" style:parent-style-name="Standard" style:list-style-name="L8">
      <style:text-properties officeooo:paragraph-rsid="000d57a6"/>
    </style:style>
    <style:style style:name="P13" style:family="paragraph" style:parent-style-name="Standard" style:list-style-name="L9">
      <style:text-properties officeooo:paragraph-rsid="000d57a6"/>
    </style:style>
    <style:style style:name="P14" style:family="paragraph" style:parent-style-name="Standard" style:list-style-name="L10">
      <style:text-properties officeooo:paragraph-rsid="000d57a6"/>
    </style:style>
    <style:style style:name="P15" style:family="paragraph" style:parent-style-name="Standard">
      <style:text-properties fo:font-size="16pt" officeooo:paragraph-rsid="000d57a6" style:font-size-asian="16pt" style:font-size-complex="16pt"/>
    </style:style>
    <style:style style:name="P16" style:family="paragraph" style:parent-style-name="Standard">
      <style:text-properties fo:font-size="16pt" fo:font-weight="bold" officeooo:paragraph-rsid="000d57a6" style:font-size-asian="16pt" style:font-weight-asian="bold" style:font-size-complex="16pt" style:font-weight-complex="bold"/>
    </style:style>
    <style:style style:name="P17" style:family="paragraph" style:parent-style-name="Standard">
      <style:text-properties fo:font-size="14pt" fo:font-weight="bold" officeooo:paragraph-rsid="000d57a6" style:font-size-asian="14pt" style:font-weight-asian="bold" style:font-size-complex="14pt" style:font-weight-complex="bold"/>
    </style:style>
    <style:style style:name="P18" style:family="paragraph" style:parent-style-name="Standard">
      <style:text-properties fo:font-size="14pt" officeooo:paragraph-rsid="000d57a6" style:font-size-asian="14pt" style:font-size-complex="14pt"/>
    </style:style>
    <style:style style:name="T1" style:family="text">
      <style:text-properties officeooo:rsid="00167b3c"/>
    </style:style>
    <style:style style:name="T2" style:family="text">
      <style:text-properties officeooo:rsid="001e2db5"/>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italic" style:font-style-asian="italic" style:font-style-complex="italic"/>
    </style:style>
    <style:style style:name="T5" style:family="text">
      <style:text-properties fo:font-style="italic" officeooo:rsid="001ae87c" style:font-style-asian="italic" style:font-style-complex="italic"/>
    </style:style>
    <style:style style:name="T6" style:family="text">
      <style:text-properties fo:font-style="italic" style:text-underline-style="none" style:font-style-asian="italic" style:font-style-complex="italic"/>
    </style:style>
    <style:style style:name="T7" style:family="text">
      <style:text-properties fo:color="#c9211e" loext:opacity="100%" style:text-line-through-style="solid" style:text-line-through-type="single"/>
    </style:style>
    <style:style style:name="T8" style:family="text">
      <style:text-properties fo:color="#c9211e" loext:opacity="100%" style:text-line-through-style="solid" style:text-line-through-type="single" officeooo:rsid="0019116c"/>
    </style:style>
    <style:style style:name="T9" style:family="text">
      <style:text-properties fo:font-weight="bold" style:font-weight-asian="bold" style:font-weight-complex="bold"/>
    </style:style>
    <style:style style:name="T10" style:family="text">
      <style:text-properties fo:font-weight="bold" officeooo:rsid="00282989" style:font-weight-asian="bold" style:font-weight-complex="bold"/>
    </style:style>
    <style:style style:name="T11" style:family="text">
      <style:text-properties fo:font-weight="bold" officeooo:rsid="000e5a6d" style:font-weight-asian="bold" style:font-weight-complex="bold"/>
    </style:style>
    <style:style style:name="T12" style:family="text">
      <style:text-properties officeooo:rsid="001b5053"/>
    </style:style>
    <style:style style:name="T13" style:family="text">
      <style:text-properties officeooo:rsid="001ca8cc"/>
    </style:style>
    <style:style style:name="T14" style:family="text">
      <style:text-properties officeooo:rsid="001fb629"/>
    </style:style>
    <style:style style:name="T15" style:family="text">
      <style:text-properties officeooo:rsid="00203da6"/>
    </style:style>
    <style:style style:name="T16" style:family="text">
      <style:text-properties officeooo:rsid="002186d9"/>
    </style:style>
    <style:style style:name="T17" style:family="text">
      <style:text-properties officeooo:rsid="00257bf5"/>
    </style:style>
    <style:style style:name="T18" style:family="text">
      <style:text-properties officeooo:rsid="0027d83a"/>
    </style:style>
    <style:style style:name="T19" style:family="text">
      <style:text-properties officeooo:rsid="000e5a6d"/>
    </style:style>
    <style:style style:name="T20" style:family="text">
      <style:text-properties fo:font-size="14pt" fo:font-weight="bold" style:font-size-asian="14pt" style:font-weight-asian="bold" style:font-size-complex="14pt" style:font-weight-complex="bol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text:p>
      <text:p text:style-name="P16"><text:span text:style-name="T19">P</text:span>ermissions <text:span text:style-name="T19">(İzinler)</text:span></text:p>
      <text:p text:style-name="P10">---------------------------------------------------------------------------</text:p>
      <text:p text:style-name="P10"/>
      <text:p text:style-name="P10">Linux işletim sisteminde dosya ve dizinlerin erişim haklarını kontrol etmek için kullanılır.</text:p>
      <text:p text:style-name="P10"/>
      <text:p text:style-name="P3">Dosya Bağlama (Symbolic Link):</text:p>
      <text:p text:style-name="P10"/>
      <text:p text:style-name="P10"><text:span text:style-name="T3">ln -s </text:span><text:span text:style-name="T4">xyz.txt </text:span><text:span text:style-name="T5">abc</text:span><text:span text:style-name="T4">.txt </text:span>komutu ile iki dosya birbirine sembolik olarak bağlanır. Bir dosyada yapılan değişiklik, diğerini de etkiler.</text:p>
      <text:p text:style-name="P10">İkisi de aynı hafızada aynı noktaya işaret eder, bu nedenle değişiklikler aynı disk bölümünü etkiler.</text:p>
      <text:p text:style-name="P10"/>
      <text:p text:style-name="P3">Dosya ve Dizin İsimleri:</text:p>
      <text:p text:style-name="P10"/>
      <text:p text:style-name="P10">Dosyalar ve dizinler, adlarının başındaki karakterlere göre tanımlanır.</text:p>
      <text:p text:style-name="P10">"l" ile başlayanlar sembolik bağlantılardır (link).</text:p>
      <text:p text:style-name="P10">"d" ile başlayanlar dizinlerdir (directory).</text:p>
      <text:p text:style-name="P10">Bazıları ise "-" ile başlar ve bu, normal dosyalara işaret eder.</text:p>
      <text:p text:style-name="P10"/>
      <text:p text:style-name="P3">ls -la Komutu:</text:p>
      <text:p text:style-name="P10"/>
      <text:p text:style-name="P10">ls -la komutu, bir dizindeki dosyaların ve dizinlerin ayrıntılı listesini gösterir. Bu liste izinleri de içerir.</text:p>
      <text:p text:style-name="P10"/>
      <text:p text:style-name="P3">Dosya ve Dizin İzinleri:</text:p>
      <text:p text:style-name="P10"/>
      <text:p text:style-name="P10">Bir dosya veya dizinin izinleri, kullanıcıların, grupların ve diğer kullanıcıların bu dosyaları veya dizinleri nasıl kullanabileceğini belirler.</text:p>
      <text:p text:style-name="P10">İzinler 3 haneli bir sayı ile temsil edilir (örneğin, 644).</text:p>
      <text:p text:style-name="P10">"000" olan izinler, bir dosyanın veya dizinin herkes tarafından erişilemez olduğunu gösterir.</text:p>
      <text:p text:style-name="P10"/>
      <text:p text:style-name="P10">ls -la /usr/bin/passwd: Bu komut, /usr/bin/passwd dosyasının izinlerini ve diğer ayrıntıları listeler. </text:p>
      <text:p text:style-name="P10"/>
      <text:p text:style-name="P10">passwd dosyası, kullanıcıların parolalarını değiştirmek için kullanılır. Root veya sudo kullanıcıları tarafından çalıştırılabilir.</text:p>
      <text:p text:style-name="P10"/>
      <text:p text:style-name="P10"/>
      <text:p text:style-name="P3">İzinlerin Açıklamaları:</text:p>
      <text:p text:style-name="P10"/>
      <text:p text:style-name="P10">Dosya veya dizin izinleri genellikle üçlü gruplar halinde gösterilir (örneğin, "rwr--").</text:p>
      <text:p text:style-name="P10"/>
      <text:p text:style-name="P10">İzinler, okuma (read), yazma (write) ve çalıştırma (execute) yetkilerini temsil eder.</text:p>
      <text:p text:style-name="P10"/>
      <text:p text:style-name="P10">İzinler aşağıdaki şekilde hesaplanır:</text:p>
      <text:p text:style-name="P10"/>
      <text:p text:style-name="P10">Okuma (read): 4</text:p>
      <text:p text:style-name="P10">Yazma (write): 2</text:p>
      <text:p text:style-name="P10">Çalıştırma (execute): 1</text:p>
      <text:p text:style-name="P10">Örnek: "rw-r--" izni, kullanıcının okuma ve yazma yetkilerine sahip olduğunu ancak çalıştırma yetkisine sahip olmadığını gösterir.</text:p>
      <text:p text:style-name="P10"/>
      <text:p text:style-name="P10"/>
      <text:p text:style-name="P3"><text:soft-page-break/>Dosya ve Dizin Sahipliği Değiştirme - chmod Komutu:</text:p>
      <text:p text:style-name="P10"/>
      <text:p text:style-name="P10"><text:span text:style-name="T9">chown </text:span>komutu, bir dosyanın veya dizinin sahibini değiştirmek için kullanılır. Örneğin: sudo chown oyk:oyk komutu, dosyanın sahibini "oyk" kullanıcısına ve grubunu da "oyk" grubuna ayarlar.</text:p>
      <text:p text:style-name="P10"/>
      <text:p text:style-name="P10">Root kullanıcısı, normal kullanıcılar tarafından sahibi olunan dosyaları değiştirebilir. Ancak, normal bir kullanıcı, root'un dosyalarına erişim sağlayamaz.</text:p>
      <text:p text:style-name="P10"/>
      <text:p text:style-name="P10">Vim gibi güçlü bir metin düzenleyici, "readonly" dosyalara yazabilir çünkü bu editörlerin dosyaları düzenlemek için özel yetenekleri vardır.</text:p>
      <text:p text:style-name="P10"/>
      <text:p text:style-name="P10">chmod ile İzinleri Sayılarla Değiştirme:</text:p>
      <text:p text:style-name="P10"/>
      <text:p text:style-name="P10">İzinleri sayılarla değiştirirken, her bir izin türü için belirli bir sayı kullanılır.</text:p>
      <text:p text:style-name="P10">4: Okuma izni (r)</text:p>
      <text:p text:style-name="P10">2: Yazma izni (w)</text:p>
      <text:p text:style-name="P10">1: Çalıştırma izni (x)</text:p>
      <text:p text:style-name="P10">İzinlerin toplamı ile izinler kombinasyonları oluşturulabilir.</text:p>
      <text:p text:style-name="P10">Örnek: Others ve grup için yazma yetkisi vermek için 6 kullanılır (4 (okuma) + 2 (yazma) = 6).</text:p>
      <text:p text:style-name="P10">Örnek: Dosyaya Yazma Yetkisi Verme ve Kontrol:</text:p>
      <text:p text:style-name="P10"/>
      <text:p text:style-name="P10">chmod 664 ya<text:span text:style-name="T12">z</text:span>.txt komutu, "yaz.txt" dosyasına diğer kullanıcılara (others) ve gruba yazma yetkisi verir.</text:p>
      <text:p text:style-name="P10"/>
      <text:p text:style-name="P10">İzinlerin değişip değişmediğini kontrol etmek için ls -la komutunu kullanabilirsiniz.</text:p>
      <text:p text:style-name="P10"/>
      <text:list text:style-name="L1">
        <text:list-item>
          <text:p text:style-name="P5">chmod ile Sayı Kullanmadan Yetki Değiştirme:</text:p>
        </text:list-item>
      </text:list>
      <text:p text:style-name="P10"/>
      <text:p text:style-name="P10">Sayı kullanmadan izinlerin değiştirilmesi için semboller kullanılabilir. Örneğin:</text:p>
      <text:p text:style-name="P10"><text:span text:style-name="T4">chmod o+x</text:span> ile "others" (diğer kullanıcılar) için yazma yetkisi eklenir.</text:p>
      <text:p text:style-name="P10"><text:span text:style-name="T4">chmod g-w</text:span> ile grup üyelerinden yazma yetkisi kaldırılır.</text:p>
      <text:p text:style-name="P10"/>
      <text:p text:style-name="P10">chmod ile İzinleri Belirtme:</text:p>
      <text:p text:style-name="P10"/>
      <text:p text:style-name="P10">İzinleri belirlerken u (kullanıcı), g (grup) ve o (others) gibi semboller kullanılır.</text:p>
      <text:p text:style-name="P10">= işareti ile izinleri belirleyebilirsiniz. Örneğin: u=rwx ile kullanıcıya okuma, yazma ve çalıştırma yetkileri verilir.</text:p>
      <text:p text:style-name="P10"/>
      <text:p text:style-name="P10"/>
      <text:list text:style-name="L7">
        <text:list-item>
          <text:p text:style-name="P11"><text:span text:style-name="T12">N</text:span>eden 1, 2 <text:span text:style-name="T12">ve 4 sayıları? --------------------------------------------------------------------------------</text:span></text:p>
        </text:list-item>
      </text:list>
      <text:p text:style-name="P10"/>
      <text:p text:style-name="P10"><text:span text:style-name="T12">Binary gösterim: </text:span>000 <text:s/>, 001 , 010 , 100 <text:s/></text:p>
      <text:p text:style-name="P10"><text:span text:style-name="T12">Onluk taban: <text:s text:c="8"/></text:span>0 <text:s text:c="7"/>1 <text:s text:c="6"/>2 <text:s text:c="6"/>4</text:p>
      <text:p text:style-name="P6">0 toplamada etkisiz eleman olduğu için 1, 2 ve 4 seçilmiştir :)</text:p>
      <text:p text:style-name="P10">------------------------------------------------------------------------------------------------------------------------</text:p>
      <text:p text:style-name="P10"/>
      <text:p text:style-name="P10"/>
      <text:p text:style-name="P10"/>
      <text:p text:style-name="P10"/>
      <text:p text:style-name="P10"/>
      <text:p text:style-name="P10"/>
      <text:p text:style-name="P10"><text:span text:style-name="T20"/></text:p>
      <text:p text:style-name="P15"><text:soft-page-break/><text:span text:style-name="T9">Processes (Süreçler)</text:span></text:p>
      <text:p text:style-name="P10"/>
      <text:p text:style-name="P10"><text:span text:style-name="T9">ps komutu</text:span>, çalışan programları listeler. Bu programlar, işletim sistemi içinde çalışan süreçlerdir.</text:p>
      <text:p text:style-name="P10"/>
      <text:p text:style-name="P10"><text:span text:style-name="T9">ps [process id] komutu</text:span>, belirli bir süreci incelemek için kullanılır.</text:p>
      <text:p text:style-name="P10"/>
      <text:p text:style-name="P10"><text:span text:style-name="T9">ps axfo komutu</text:span>, daha ayrıntılı bir süreç listesi sunar.</text:p>
      <text:p text:style-name="P10"/>
      <text:p text:style-name="P10"><text:span text:style-name="T9">ps axfuww komutu</text:span>, daha fazla detay içeren bir çıktı sunar ve sığmayan satırları alt satıra yerleştirir.</text:p>
      <text:p text:style-name="P10"/>
      <text:p text:style-name="P10"><text:span text:style-name="T9">ps -aux</text:span> komutu, tüm süreçlerin ayrıntılı bir listesini sunar.</text:p>
      <text:p text:style-name="P10"/>
      <text:p text:style-name="P3">Background Processes (Arka Plan Süreçleri):</text:p>
      <text:p text:style-name="P10"/>
      <text:p text:style-name="P10">Arka plan süreçleri, terminalde çalıştırılan işlemlerdir. Bu işlemler terminalden ayrılarak çalışmaya devam edebilirler.</text:p>
      <text:p text:style-name="P10"/>
      <text:p text:style-name="P10">Bir süreci arka plana almak için işlemi komutun sonuna <text:span text:style-name="T9">&amp;</text:span> ekleyebilirsiniz. Örneğin: sleep 10 &amp;</text:p>
      <text:p text:style-name="P10"/>
      <text:p text:style-name="P3">Süreç Listesi Sütunları:</text:p>
      <text:p text:style-name="P10"/>
      <text:p text:style-name="P10">ps çıktısında, farklı sütunlar bulunur. Örneğin, "PID" (Process ID), "TTY" (Terminal), "CMD" (Command), "TIME" (Çalışma Süresi) gibi.</text:p>
      <text:p text:style-name="P10"/>
      <text:p text:style-name="P10">Arka Plan İşlemleri Yönetme:</text:p>
      <text:p text:style-name="P10"/>
      <text:p text:style-name="P10"><text:span text:style-name="T9">jobs komutu</text:span>, terminalde çalışan arka plan işlemlerini listeler.</text:p>
      <text:p text:style-name="P10"/>
      <text:p text:style-name="P10">Bir arka plan sürecini durdurmak için <text:span text:style-name="T9">ctrl + z</text:span> tuş kombinasyonunu kullanabilirsiniz.</text:p>
      <text:p text:style-name="P10"/>
      <text:p text:style-name="P10"><text:span text:style-name="T9">bg komutu,</text:span> durdurulan bir arka plan işlemine geri dönmek için kullanılır.</text:p>
      <text:p text:style-name="P10"/>
      <text:p text:style-name="P10"><text:span text:style-name="T9">fg komutu</text:span>, arka plana alınan bir işlemi öne getirir.</text:p>
      <text:p text:style-name="P10"/>
      <text:p text:style-name="P3">Sinyaller ve Süreçleri Sonlandırma:</text:p>
      <text:p text:style-name="P10"/>
      <text:p text:style-name="P10"><text:span text:style-name="T9">kill komutu</text:span>, bir süreci sonlandırmak veya sinyal göndermek için kullanılır.</text:p>
      <text:p text:style-name="P10"/>
      <text:p text:style-name="P10">SIGKILL ve SIGTERM, bir süreci sonlandırmak için kullanılan sinyallerdir. </text:p>
      <text:p text:style-name="P10"/>
      <text:list xml:id="list3779526287" text:style-name="L8">
        <text:list-item>
          <text:p text:style-name="P12">SIGKILL: <text:span text:style-name="T13">B</text:span>ir süreci anında sonlandıran sert bir sinyaldir. Bu sinyal, süreci hemen sonlandırır ve işlemi beklemeye almaz. Genellikle acil durumlarda kullanılır, ancak kullanımı tavsiye edilmez çünkü işlem, kaynakları düzgün bir şekilde temizleyemez ve veri kaybına neden olabilir.</text:p>
        </text:list-item>
      </text:list>
      <text:p text:style-name="P10"/>
      <text:list xml:id="list21439621494010" text:continue-numbering="true" text:style-name="L8">
        <text:list-item>
          <text:p text:style-name="P12">SIGTERM: <text:span text:style-name="T13">B</text:span>ir sürece sonlandırma sinyali gönderir, ancak işlemi düzgün bir şekilde sonlandırma fırsatı sunar. Süreç, kaynakları serbest bırakabilir ve verileri kaydetmek gibi sonlandırma işlemlerini gerçekleştirebilir. SIGTERM daha kibar bir sonlandırma yöntemidir.</text:p>
        </text:list-item>
      </text:list>
      <text:p text:style-name="P10"/>
      <text:list xml:id="list21439768638828" text:continue-numbering="true" text:style-name="L8">
        <text:list-item>
          <text:p text:style-name="P12">CTRL+C ile SIGINT Sinyali: CTRL+C tuş kombinasyonu, bir sürece SIGINT sinyali <text:soft-page-break/>gönderir. Bu sinyal, süreci kullanıcının isteği üzerine sonlandırmak için kullanılır. Çoğu komut satırı programı, CTRL+C ile çalışmayı durdurur ve düzgün bir şekilde sonlanır.</text:p>
        </text:list-item>
      </text:list>
      <text:p text:style-name="P10"/>
      <text:p text:style-name="P10"><text:span text:style-name="T9">kill -l komutu,</text:span> sistemde mevcut olan sinyallerin bir listesini gösterir. Bu liste, farklı işlemlerde kullanılabilecek çeşitli sinyalleri içerir.</text:p>
      <text:p text:style-name="P10"/>
      <text:p text:style-name="P10">Linux'ta süreçler, birbirlerine sinyaller gönderebilirler. Örneğin, bir süreç başka bir sürece sinyal gönderebilir. Bir süreç sinyale yanıt vermezse, genellikle SIGKILL sinyali gönderilir ve bu süreci sonlandırır.</text:p>
      <text:p text:style-name="P10"/>
      <text:list text:style-name="L9">
        <text:list-item>
          <text:p text:style-name="P13">Unix tabanlı işletim sistemlerinin (Linux dahil) <text:span text:style-name="T6">güçlü özelliklerinden biri, işlemleri etkilemeden arka planda işlem yapabilme yeteneğidir</text:span>. Bu sayede, işlemi durdurmadan veya sonlandırmadan bazı işlemleri arka planda çalıştırabilirsiniz.</text:p>
        </text:list-item>
      </text:list>
      <text:p text:style-name="P10"/>
      <text:p text:style-name="P10"><text:tab/>Örneğin, bir dosya indirme işlemi için kullanılan bir komutun çalışmasını kesmeden, bu <text:tab/>işlemi arka planda çalışırken diğer işlemleri devam ettirebilirsiniz. Bu, işlemi <text:tab/>beklemeden çalışmaya devam etmenizi sağlar.</text:p>
      <text:p text:style-name="P10"/>
      <text:p text:style-name="P10"/>
      <text:p text:style-name="P10"><text:span text:style-name="T9">htop,</text:span> Linux işletim sisteminde çalışan süreçleri dinamik olarak izlemek ve yönetmek için kullanılan bir komuttur. Aynı zamanda top komutuna göre daha gelişmiş bir süreç izleme aracıdır.</text:p>
      <text:p text:style-name="P10"/>
      <text:p text:style-name="P10">htop çıktısını yorumlarken, çalışan süreçlerin CPU tüketimi, bellek kullanımı ve diğer özelliklerini görebilirsiniz.</text:p>
      <text:p text:style-name="P10"/>
      <text:p text:style-name="P10">htop çıktısı, ps komutunun daha ayrıntılı ve interaktif bir versiyonudur. Kolon başlıkları ile her sütunda gösterilen verileri anlayabilirsiniz.</text:p>
      <text:p text:style-name="P10"/>
      <text:p text:style-name="P10">htop, sunucu performansını izlemek ve sorunları teşhis etmek için kullanılır. Özellikle CPU tüketimi yüksek olan süreçlere odaklanmak, sorunları tespit etmek için önemlidir.</text:p>
      <text:p text:style-name="P10"/>
      <text:list text:style-name="L10">
        <text:list-item>
          <text:p text:style-name="P14">Linux'ta bir kullanıcı, diğer kullanıcıların süreçlerine müdahale edemez. Ayrıca, bir süreç başka bir sürece müdahale edemez, her süreç kendi izolasyonunda çalışır.</text:p>
        </text:list-item>
      </text:list>
      <text:p text:style-name="P10"/>
      <text:p text:style-name="P10"/>
      <text:p text:style-name="P10">-----------------------------------------------------------------</text:p>
      <text:p text:style-name="P10"/>
      <text:p text:style-name="P3"><text:span text:style-name="T13">Not: </text:span>Güç Kapama Komutları</text:p>
      <text:p text:style-name="P10"/>
      <text:p text:style-name="P10">Linux işletim sisteminde güç kapama komutları şunlardır:</text:p>
      <text:p text:style-name="P10">poweroff: Sistemi kapatır.</text:p>
      <text:p text:style-name="P10">reboot: Sistemi yeniden başlatır.</text:p>
      <text:p text:style-name="P10">halt: Sistemi durdurur.</text:p>
      <text:p text:style-name="P10"/>
      <text:p text:style-name="P3">C Kodlarını Derlemek:</text:p>
      <text:p text:style-name="P10"/>
      <text:p text:style-name="P10">C kodlarını derlemek için gcc (GNU C Compiler) kullanılır. Örneğin, gcc oyk.c -o oyk komutu ile "oyk.c" adlı C kod dosyasını derleyebilir ve "oyk" adlı bir yürütülebilir dosya oluşturabilirsiniz.</text:p>
      <text:p text:style-name="P10"/>
      <text:p text:style-name="P10"/>
      <text:p text:style-name="P1"/>
      <text:p text:style-name="P1"/>
      <text:p text:style-name="P17"><text:soft-page-break/>Init ve Servisler:</text:p>
      <text:p text:style-name="P18"/>
      <text:p text:style-name="P10">Bilgisayar açıldığında, ilk olarak çalışan servis veya işlem "init" olarak adlandırılır. Init, bir hizmet yöneticisidir ve arka planda çalışan programları yönetir. Örneğin, bilgisayar açıldığında otomatik olarak çalışmasını istediğiniz programları init ile yönetebilirsiniz.</text:p>
      <text:p text:style-name="P10"/>
      <text:p text:style-name="P10">Bir programı arka planda çalıştırmak için iki temel yöntem vardır:</text:p>
      <text:p text:style-name="P10"/>
      <text:p text:style-name="P10">Manuel olarak komutla başlatmak ve arka plana atmak.</text:p>
      <text:p text:style-name="P10">Bir servis yöneticisi kullanmak.</text:p>
      <text:p text:style-name="P10"/>
      <text:p text:style-name="P3">Basic Unit Management:</text:p>
      <text:p text:style-name="P10"/>
      <text:p text:style-name="P10">Servisler sırayla çalışır. İlk olarak init, ardından giriş ekranı ve masaüstü ortamı gibi diğer servisler çalışır.</text:p>
      <text:p text:style-name="P10"/>
      <text:p text:style-name="P10">Login servisi, parola doğrulaması yapar. Bu servisi "systemd" gibi bir servis yöneticisi başlatır.</text:p>
      <text:p text:style-name="P10"/>
      <text:p text:style-name="P10">Servis Yöneticisi ve systemctl:</text:p>
      <text:p text:style-name="P10"/>
      <text:p text:style-name="P10">systemctl, Linux sistemindeki tüm servisleri kontrol etmek için kullanılan bir komuttur. Örneğin, sudo systemctl reboot komutu sistemi yeniden başlatır.</text:p>
      <text:p text:style-name="P10"/>
      <text:p text:style-name="P10">"system" veya "unit," servislerin diğer adıdır ve "systemctl" tarafından yönetilir.</text:p>
      <text:p text:style-name="P10"/>
      <text:p text:style-name="P10">systemctl list-units komutu, sistemin yüklü olan servislerini listeler ve ok tuşları ile inceleme yapabilirsiniz.</text:p>
      <text:p text:style-name="P10"/>
      <text:p text:style-name="P3">Servis Birimi (Unit) Detayları:</text:p>
      <text:p text:style-name="P10"/>
      <text:p text:style-name="P10">Bir servis birimi, bir servisin ayrıntılarını içerir ve systemctl status komutu ile görüntülenebilir.</text:p>
      <text:p text:style-name="P10"/>
      <text:p text:style-name="P10">Bir servis birimi içinde şunlar bulunabilir:</text:p>
      <text:p text:style-name="P10">Description: Servisin adı ve açıklaması.</text:p>
      <text:p text:style-name="P10">Documentation: Servis hakkında dokümantasyon veya URL bağlantısı.</text:p>
      <text:p text:style-name="P10">Wants: İhtiyaç duyulan başka bir servis.</text:p>
      <text:p text:style-name="P10">After: Servisin başlamasından önce çalışması gereken servisler.</text:p>
      <text:p text:style-name="P10">Before: Servisin başlamasından önce çalışması gereken servisler.</text:p>
      <text:p text:style-name="P10"/>
      <text:p text:style-name="P10">Type: Servis tipi (örneğin, simple veya forking).</text:p>
      <text:p text:style-name="P10">EnvironmentFile: Ortam değişkenlerinin tanımlandığı dosya.</text:p>
      <text:p text:style-name="P10">ExecStart: Servisin başlatılması için komut.</text:p>
      <text:p text:style-name="P10">ExecReload: Servisin yeniden yüklenmesi için komut.</text:p>
      <text:p text:style-name="P10">KillMode: Process sonlandırma modu (örneğin, control-group veya process).</text:p>
      <text:p text:style-name="P10">Restart: Servisin yeniden başlatılması gerektiğinde davranış (örneğin, always veya on-failure).</text:p>
      <text:p text:style-name="P10">RestartSec: Yeniden başlatma sıklığı.</text:p>
      <text:p text:style-name="P10"/>
      <text:p text:style-name="P10">.target: Linux'ta çalışma seviyeleri (runlevel) bulunur ve bu seviyelere ulaşmak için bazı servislere ihtiyaç duyulabilir. Bazı servisler, diğerlerinin çalışması gerektiğini belirten "Wants" ve "After" yönergelerine sahip olabilir.</text:p>
      <text:p text:style-name="P10"/>
      <text:p text:style-name="P10"/>
      <text:p text:style-name="P10"><text:soft-page-break/>-------------------------------------------------------------------------------------</text:p>
      <text:p text:style-name="P16">NETWORK- BİLGİSAYAR AĞLARI</text:p>
      <text:p text:style-name="P10">-------------------------------------------------------------------------------------</text:p>
      <text:p text:style-name="P10"/>
      <text:p text:style-name="P3">OSI Modeli:</text:p>
      <text:p text:style-name="P10"/>
      <text:p text:style-name="P10"><text:span text:style-name="T14">F</text:span>arklı bilgisayarların birbirleriyle iletişim kurabilmesi için kullanılan bir referans modelidir. Bu model, 7 katmandan oluşur:</text:p>
      <text:p text:style-name="P10"/>
      <text:p text:style-name="P10">Application</text:p>
      <text:p text:style-name="P10">Presentation</text:p>
      <text:p text:style-name="P10">Session</text:p>
      <text:p text:style-name="P10">Transport</text:p>
      <text:p text:style-name="P10">Network</text:p>
      <text:p text:style-name="P10">Data Link</text:p>
      <text:p text:style-name="P10">Physical</text:p>
      <text:p text:style-name="P10"/>
      <text:p text:style-name="P3">Physical Katman:</text:p>
      <text:p text:style-name="P10"/>
      <text:p text:style-name="P10">Physical katman, ağın fiziksel bileşenlerini içerir. Örneğin, Ethernet kablosu gibi fiziksel bağlantıları ve iletim hızlarını içerir.</text:p>
      <text:p text:style-name="P10"/>
      <text:p text:style-name="P10">Farklı türde kablolar kullanılır, örneğin Cat kablosu (STP ve UTP), fiber kablolar vb.</text:p>
      <text:p text:style-name="P10"/>
      <text:p text:style-name="P10">Hub cihazları, verileri iletebilir veya alabilir ancak herhangi <text:span text:style-name="T14">bir </text:span>yönlendirme yeteneğine sahip değildirler.</text:p>
      <text:p text:style-name="P10"/>
      <text:p text:style-name="P3">Data Link Katman:</text:p>
      <text:p text:style-name="P10"/>
      <text:p text:style-name="P10">Data Link katmanı, ağdaki verilerin fiziksel iletimini yönetir ve hedef cihazın MAC adresini kullanarak veriyi iletmek için fiziksel katmana iletilir.</text:p>
      <text:p text:style-name="P10"/>
      <text:p text:style-name="P10">MAC adresleri, 48 bit uzunluğundadır ve cihazın üreticisi tarafından atanır. İlk 24 bit sabittir ve üreticiyi tanımlar, son 24 bit ise benzersizdir.</text:p>
      <text:p text:style-name="P10"/>
      <text:p text:style-name="P3">Network Katman:</text:p>
      <text:p text:style-name="P10"/>
      <text:p text:style-name="P10">Network katmanı, IP adreslerini kullanarak verilerin ağ üzerinde yönlendirilmesini sağlar. IP adresleri, ağ içindeki cihazları tanımlar.</text:p>
      <text:p text:style-name="P10"/>
      <text:p text:style-name="P10">IP adresleri sınıflara ayrılır (Class A, B, C, vb.) ve subnetler (alt ağlar) oluşturmak için kullanılır.</text:p>
      <text:p text:style-name="P10"/>
      <text:p text:style-name="P3">Transport Katman:</text:p>
      <text:p text:style-name="P10"/>
      <text:p text:style-name="P10">Transport katmanı, iletilen verilerin nasıl iletilmesi gerektiğini belirler. İki önemli protokol bu katmanda bulunur: TCP ve UDP.</text:p>
      <text:p text:style-name="P10"/>
      <text:p text:style-name="P10">TCP, güvenli ve kesintisiz veri iletimi sağlar. Veri, üç yönlü el sıkışma (3-way handshake) ile iletilir.</text:p>
      <text:p text:style-name="P10"/>
      <text:p text:style-name="P10">UDP, hızlı ancak güvensiz veri iletimi sağlar. Kesinti olabilir, ancak hızlıdır.</text:p>
      <text:p text:style-name="P10"/>
      <text:p text:style-name="P3"><text:soft-page-break/>Session, Presentation ve Application Katmanları:</text:p>
      <text:p text:style-name="P10"/>
      <text:p text:style-name="P10">Session katmanı, oturumlar arasındaki iletişimi yönetir ve port numaraları kullanarak iletişim oturumlarını tanımlar.</text:p>
      <text:p text:style-name="P10"/>
      <text:p text:style-name="P10">Presentation katmanı, verilerin türünü tanımlar ve dönüştürme işlemlerini gerçekleştirir (örneğin, metin, resim, ses vb.).</text:p>
      <text:p text:style-name="P10"/>
      <text:p text:style-name="P10">Application katmanı, kullanıcı uygulamalarını içerir (örneğin, tarayıcılar, e-posta istemcileri).</text:p>
      <text:p text:style-name="P3"/>
      <text:p text:style-name="P3">OSI Modeli (Open Systems Interconnection Model) <text:span text:style-name="T15">için bir örnek</text:span>:</text:p>
      <text:p text:style-name="P10"/>
      <text:p text:style-name="P10"><text:span text:style-name="T15">FireFox</text:span>'<text:span text:style-name="T15">t</text:span>a "amazon.com" adresini girdiğinizde, web sayfasının alınması sırasında OSI modeli devreye girer. İşte bu süreçte bazı katmanlar ve özellikler:</text:p>
      <text:p text:style-name="P10"/>
      <text:p text:style-name="P10">Application Katmanı: Tarayıcı (Chrome) web sayfasını talep eder ve sunucu ile iletişim kurar.</text:p>
      <text:p text:style-name="P10">Presentation Katmanı: Verilerin sıkıştırılması ve şifrelemesi gibi işlemler bu katmanda yapılabilir.</text:p>
      <text:p text:style-name="P10">Session Katmanı: Oturum oluşturma ve sonlandırma işlemleri.</text:p>
      <text:p text:style-name="P10">Transport Katmanı: Verilerin güvenli iletimini sağlar. 443 numaralı port genellikle HTTPS için kullanılır.</text:p>
      <text:p text:style-name="P10">Network Katmanı: IP adresleri ile hedef sunucuya yönlendirme yapar.</text:p>
      <text:p text:style-name="P10">Data Link Katmanı: Ağ kartı MAC adresi ile verileri fiziksel ortama gönderir.</text:p>
      <text:p text:style-name="P10">Physical Katman: Verilerin kablo veya fiber optik gibi fiziksel ortam üzerinden iletilmesini sağlar.</text:p>
      <text:p text:style-name="P10"/>
      <text:p text:style-name="P3">MAC ve IP Adresleri:</text:p>
      <text:p text:style-name="P10"/>
      <text:p text:style-name="P10">İç ağlarda genellikle MAC (Media Access Control) adresleri kullanılırken, geniş ağlarda IP (Internet Protocol) adresleri kullanılır. Ağlar arası iletişimde IP adresleri kullanılır.</text:p>
      <text:p text:style-name="P10"/>
      <text:p text:style-name="P10">MAC adresi fiziksel olarak değiştirilemez, çünkü her ağ kartının benzersiz bir donanım kimliği vardır. Ancak yazılımsal olarak başka bir MAC adresi kullanmak mümkündür. Bu işlem "MAC spoofing" olarak adlandırılır.</text:p>
      <text:p text:style-name="P10"/>
      <text:p text:style-name="P10">IP adresi standart olarak IPv4 için 32 bit uzunluğundadır. IP adresleri genellikle statik (sabit) veya dinamik olarak atanabilir. Dinamik IP adresi kullanıldığında, aynı cihazın farklı zamanlarda farklı IP adresleri alması mümkündür. Ancak bu, genellikle bir ISP (Internet Service Provider - İnternet Hizmet Sağlayıcısı) veya DHCP (Dynamic Host Configuration Protocol) sunucusu tarafından yönetilir.</text:p>
      <text:p text:style-name="P10"/>
      <text:p text:style-name="P3">Ping Komutu:</text:p>
      <text:p text:style-name="P10"/>
      <text:p text:style-name="P10">"ping" komutu, ağdaki diğer bilgisayarlara bir sinyal göndererek onların erişilebilirliğini ve yanıt süresini kontrol etmeye yarar.</text:p>
      <text:p text:style-name="P10"/>
      <text:p text:style-name="P3">DHCP (Dynamic Host Configuration Protocol):</text:p>
      <text:p text:style-name="P10"/>
      <text:p text:style-name="P10">DHCP, bir ağdaki bilgisayarların otomatik olarak IP adresleri ve diğer ağ yapılandırmalarını almasını sağlayan bir protokoldür. DHCP sunucusu, ağdaki cihazlara dinamik IP adresleri tahsis eder.</text:p>
      <text:p text:style-name="P10"/>
      <text:p text:style-name="P10">Bir ağdaki DHCP sunucusu çalışmazsa, kimse yeni bir IP alamaz ve ağda iletişim kuramaz. Bu nedenle DHCP sunucusunun sorunsuz çalışması önemlidir.</text:p>
      <text:p text:style-name="P3"><text:soft-page-break/>Static IP:</text:p>
      <text:p text:style-name="P10"/>
      <text:p text:style-name="P10">Static IP, bir cihaza manuel olarak atanmış ve değiştirilemeyen bir IP adresidir. Genellikle bir organizasyonun kendi iç ağındaki cihazlar arasında kullanılır.</text:p>
      <text:p text:style-name="P10"/>
      <text:p text:style-name="P10">Dışarıya açılmak için, genellikle bir router kullanılır ve router üzerindeki NAT (Network Address Translation) ayarlarıyla bir dizi iç IP adresi dış IP adresine eşlenir.</text:p>
      <text:p text:style-name="P10"/>
      <text:p text:style-name="P3">DNS (Domain Name System):</text:p>
      <text:p text:style-name="P10"/>
      <text:p text:style-name="P10">DNS, bilgisayarların insanlar tarafından daha kolay anlaşılabilir olan isimleri (örneğin, "amazon.com") IP adreslerine çeviren bir sistemdir.</text:p>
      <text:p text:style-name="P10"/>
      <text:p text:style-name="P10">İnternet üzerinde gezinirken, bir web sitesinin adını yazdığınızda tarayıcınız bu adı DNS üzerinden ilgili IP adresine çevirir ve o sunucuya erişim sağlar.</text:p>
      <text:p text:style-name="P10"/>
      <text:p text:style-name="P10">DNS, hem isimden IP'ye çözümleme (name to address) hem de IP'den isim çözümleme (address to name) yapabilir.</text:p>
      <text:p text:style-name="P10"/>
      <text:p text:style-name="P3">Hosts Dosyası ve IP Yönlendirme:</text:p>
      <text:p text:style-name="P10"/>
      <text:p text:style-name="P10">/etc/hosts dosyası, bir bilgisayarın yerel DNS (Domain Name System) çözümlemesi için kullanılan bir dosyadır. Bu dosyada belirli IP adresleri ile host isimleri eşlenir.</text:p>
      <text:p text:style-name="P10"/>
      <text:p text:style-name="P10">Örnek olarak, sudo nano /etc/hosts komutunu kullanarak /etc/hosts dosyasını düzenleyebilirsiniz. Örneğin, 127.0.0.1 IP adresini kullanarak google.com ismini yerel bir IP adresine yönlendirebilirsiniz.</text:p>
      <text:p text:style-name="P10"/>
      <text:p text:style-name="P10">127.0.0.1 google.com</text:p>
      <text:p text:style-name="P10"/>
      <text:p text:style-name="P10">Bu yapıldığında, bilgisayarınız google.com adresine erişmeye çalıştığında yerel IP adresi olan 127.0.0.1 kullanılır.</text:p>
      <text:p text:style-name="P10"/>
      <text:p text:style-name="P10">Sonrasında dosyayı kaydedip çıkarsınız ve bu değişiklikleri uygulamak için aşağıdaki komutu çalıştırabilirsiniz:</text:p>
      <text:p text:style-name="P10"/>
      <text:p text:style-name="P10">sudo service networking restart</text:p>
      <text:p text:style-name="P10"/>
      <text:p text:style-name="P10">Artık bilgisayarınız, google.com adresini yerel IP adresiyle çözmeye çalışacaktır. Bu nedenle, ping google.com komutu çalıştırıldığında, bilgisayar kendi localhost IP'sine ping atar.</text:p>
      <text:p text:style-name="P10"/>
      <text:p text:style-name="P10">Ancak, bu tür değişiklikler dikkatli bir şekilde yapılmalıdır, çünkü yanlış yapılandırmalar internet erişiminizi engelleyebilir.</text:p>
      <text:p text:style-name="P10"/>
      <text:p text:style-name="P10"/>
      <text:p text:style-name="P3">Kök DNS (Root DNS):</text:p>
      <text:p text:style-name="P10"/>
      <text:p text:style-name="P10">Dünya genelinde 13 tane kök DNS sunucusu bulunur. Bu kök DNS sunucuları, DNS (Domain Name System - Alan Adı Sistemi) sorgularının başlangıç noktasıdır.</text:p>
      <text:p text:style-name="P10"/>
      <text:p text:style-name="P10">Bir örnek olarak, "google.com." alan adının çözümlenmesi sırasında, önce kök DNS sunucusuna gidilir ve ardından alt DNS sunucularına yönlendirilir. Bu nedenle kök DNS sunucuları, internetin <text:soft-page-break/>DNS yapısının temelini oluşturur.</text:p>
      <text:p text:style-name="P10"/>
      <text:p text:style-name="P10">Alan adlarının sonunda genellikle bir nokta (.) bulunur, ancak tarayıcılar bu noktayı otomatik olarak ekler, bu nedenle kullanıcılar genellikle bu noktayı yazmak zorunda kalmazlar.</text:p>
      <text:p text:style-name="P10"/>
      <text:p text:style-name="P3">Alan Adları ve TLD'ler (Top-Level Domains):</text:p>
      <text:p text:style-name="P10"/>
      <text:p text:style-name="P10">İnternet üzerinde farklı alan adı uzantıları bulunur. Örneğin:</text:p>
      <text:p text:style-name="P10"/>
      <text:p text:style-name="P10">".com" (ticari)</text:p>
      <text:p text:style-name="P10">".org" (organizasyonlar)</text:p>
      <text:p text:style-name="P10">".tr" (Türkiye)</text:p>
      <text:p text:style-name="P10">".net" (ağlar)</text:p>
      <text:p text:style-name="P10">".uk" (Birleşik Krallık)</text:p>
      <text:p text:style-name="P10">".de" (Almanya)</text:p>
      <text:p text:style-name="P10">Her alan adı uzantısı belirli bir amaca hizmet eder veya belirli bir bölgeyi temsil eder.</text:p>
      <text:p text:style-name="P10"/>
      <text:p text:style-name="P3">HTTPS ve URL Yapısı:</text:p>
      <text:p text:style-name="P10"/>
      <text:p text:style-name="P10">HTTPS (Hypertext Transfer Protocol Secure), web siteleri arasındaki verilerin güvenli bir şekilde iletilmesini sağlayan bir iletişim protokolüdür. "https://" ile başlayan bir URL, web sitelerinin güvenli bir bağlantı kullanarak erişilebileceğini gösterir.</text:p>
      <text:p text:style-name="P10"/>
      <text:p text:style-name="P3">FTP (File Transfer Protocol):</text:p>
      <text:p text:style-name="P10"/>
      <text:p text:style-name="P10">FTP, dosyaların bir bilgisayardan diğerine aktarılmasını sağlayan bir iletişim protokolüdür. Özellikle dosya indirme ve yükleme işlemleri için kullanılır.</text:p>
      <text:p text:style-name="P10"/>
      <text:p text:style-name="P10">FTP sunucuları, kullanıcıların dosyalarını depolayabileceği ve paylaşabileceği uzak sunuculardır.</text:p>
      <text:p text:style-name="P1"/>
      <text:p text:style-name="P10"/>
      <text:p text:style-name="P17">SSH ve Güvenli Bağlantı Yöntemleri:</text:p>
      <text:p text:style-name="P10"/>
      <text:p text:style-name="P10">Uzak bir makineye güvenli bir şekilde bağlanmak için SSH (Secure Shell) kullanabilirsiniz. SSH, parola tabanlı kimlik doğrulamasının ötesine geçerek daha güçlü bir kimlik doğrulama yöntemi sunar. SSH ile ilgili bazı temel kavramlar:</text:p>
      <text:p text:style-name="P10"><text:span text:style-name="T9">SSH Anahtarları: </text:span>SSH anahtarları, kullanıcı kimlik doğrulaması için kullanılan güçlü bir yöntemdir. SSH anahtarları iki ana parçadan oluşur: özel anahtar (private key) ve genel anahtar (public key). Özel anahtarınız sizin cihazınızda saklanırken, genel anahtarınızı uzak sunucuya eklersiniz. Bu sayede, özel anahtarınızın sahibi olduğunuz ve uzak sunucuya güvenli bir şekilde bağlanmanız için kullanılır.</text:p>
      <text:p text:style-name="P10"/>
      <text:p text:style-name="P10"><text:span text:style-name="T9">Known Hosts (Bilinen Sunucular):</text:span> SSH, bağlandığınız sunucunun kimliğini doğrulamak için "known hosts" adlı bir dosyayı kullanır. İlk kez bir sunucuya bağlandığınızda, sunucunun genel anahtarını bu dosyada saklar. Daha sonra aynı sunucuya bağlandığınızda, sunucunun kimliği bu dosyadan kontrol edilir ve eğer değiştiyse uyarı verir.</text:p>
      <text:p text:style-name="P10"/>
      <text:p text:style-name="P10"><text:span text:style-name="T9">SSH Konfigürasyon Dosyası:</text:span> SSH davranışını özelleştirmek için bir konfigürasyon dosyası kullanabilirsiniz. Örneğin, SSH bağlantılarınızda hangi kimlik doğrulama yöntemlerine izin verileceğini veya hangi bağlantı noktalarının kullanılacağını belirleyebilirsiniz. SSH konfigürasyon dosyası, genellikle /etc/ssh/ssh_config veya ~/.ssh/config gibi yerlerde bulunur.</text:p>
      <text:p text:style-name="P10"/>
      <text:p text:style-name="P10"><text:soft-page-break/>SSH konfigürasyon dosyasında kullanabileceğiniz bazı ayarlar:</text:p>
      <text:p text:style-name="P10"/>
      <text:p text:style-name="P10">PubkeyAuthentication yes: Genel anahtar tabanlı kimlik doğrulamasına izin verir.</text:p>
      <text:p text:style-name="P10">PasswordAuthentication yes: Parola tabanlı kimlik doğrulamasına izin verir.</text:p>
      <text:p text:style-name="P10">Port [Bağlantı_Noktası]: SSH bağlantı noktasını belirler (varsayılan olarak 22).</text:p>
      <text:p text:style-name="P10">PermitRootLogin [yes/no]: Root kullanıcısına SSH ile girişe izin verilip verilmeyeceğini belirler.</text:p>
      <text:p text:style-name="P10">SSH, güvenli ve güçlü bir uzak erişim yöntemi sunar ve anahtar tabanlı kimlik doğrulama gibi özelliklerle daha da güçlendirilebilir.</text:p>
      <text:p text:style-name="P10"/>
      <text:p text:style-name="P4"/>
      <text:p text:style-name="P2">SSH Anahtarlarının Oluşturulması:</text:p>
      <text:p text:style-name="P7"/>
      <text:p text:style-name="P8">ssh-keygen</text:p>
      <text:p text:style-name="P7">Komut çalıştırıldığında, anahtarların nerede saklanacağını ve bir parola belirlemeniz gerektiğini sorar. Parola, SSH anahtarınıza ek bir güvenlik katmanı ekler.</text:p>
      <text:p text:style-name="P7"/>
      <text:p text:style-name="P7">Oluşturulan anahtarlar genellikle varsayılan olarak ~/.ssh/id_rsa dosyasına kaydedilir. Bu dosyanın içinde genel (public) ve özel (private) anahtarlar bulunur.</text:p>
      <text:p text:style-name="P7"/>
      <text:p text:style-name="P7">SSH Anahtarlarının Kopyalanması:</text:p>
      <text:p text:style-name="P7"/>
      <text:p text:style-name="P7">SSH anahtarınızı bir sunucuya eklemek için, aşağıdaki komutu kullanabilirsiniz (bu komut, genellikle sunucuya giriş yapmak için kullanılır):</text:p>
      <text:p text:style-name="P7"/>
      <text:p text:style-name="P7">ssh-copy-id -i [anahtar_adresi] userName@sunucuID</text:p>
      <text:p text:style-name="P7">Bu komut, genel anahtarınızı sunucuya ekler. İlgili sunucuya giriş yaparken parola yerine anahtarınızı kullanabilirsiniz.</text:p>
      <text:p text:style-name="P7"/>
      <text:p text:style-name="P7">SSH Config Dosyası Oluşturma:</text:p>
      <text:p text:style-name="P7"/>
      <text:p text:style-name="P7">SSH bağlantılarınızı düzenlemek ve tekrarlamamak için SSH config dosyasını kullanabilirsiniz.</text:p>
      <text:p text:style-name="P7"/>
      <text:p text:style-name="P7">~/.ssh/config adında bir SSH config dosyası oluşturun veya varsa düzenleyin.</text:p>
      <text:p text:style-name="P7"/>
      <text:p text:style-name="P7">Config dosyasına her sunucu için ayrı ayarlar ekleyebilirsiniz. Örneğin:</text:p>
      <text:p text:style-name="P7"/>
      <text:p text:style-name="P7">Host kamp-uygulama</text:p>
      <text:p text:style-name="P7"><text:s text:c="4"/>User [kullanıcı_adı]</text:p>
      <text:p text:style-name="P7"><text:s text:c="4"/>Hostname [sunucu_adresi]</text:p>
      <text:p text:style-name="P7"><text:s text:c="4"/>Port [ssh_portu]</text:p>
      <text:p text:style-name="P7"><text:s text:c="4"/>PreferredAuthentications [kimlik_doğrulama_yöntemi]</text:p>
      <text:p text:style-name="P7"><text:s text:c="4"/>IdentityFile [anahtar_adresi]</text:p>
      <text:p text:style-name="P7">Bu ayarlar, ssh kamp-uygulama komutuyla otomatik olarak yürütülür.</text:p>
      <text:p text:style-name="P7"/>
      <text:p text:style-name="P2">SCP Komutu:</text:p>
      <text:p text:style-name="P7"/>
      <text:p text:style-name="P7">scp komutu, dosyaları uzak sunuculara güvenli bir şekilde kopyalamak için kullanılır. Örneğin:</text:p>
      <text:p text:style-name="P7"/>
      <text:p text:style-name="P7">scp dosya.txt userName@sunucu_adresi:/uzak_dizin/</text:p>
      <text:p text:style-name="P7"/>
      <text:p text:style-name="P7"/>
      <text:p text:style-name="P4"/>
      <text:p text:style-name="P3"><text:soft-page-break/>IPv4 ve IPv6 Farkı:</text:p>
      <text:p text:style-name="P10"/>
      <text:p text:style-name="P10">IPv4 (Internet Protocol Version 4): IPv4, 32 bitlik bir adresleme sistemini kullanır ve bu da yaklaşık olarak 4.3 milyar benzersiz IP adresi sağlar. Ancak bu adreslerin hızla tükenmesi nedeniyle IPv6'ya geçiş başladı.</text:p>
      <text:p text:style-name="P10"/>
      <text:p text:style-name="P10">IPv6 (Internet Protocol Version 6): IPv6, 128 bitlik bir adresleme sistemini kullanır ve bu, astronomik bir sayıda benzersiz IP adresi sağlar (yaklaşık 340 undecilyon). IPv6, IPv4'ten daha güvenli ve ölçeklenebilir bir protokoldür.</text:p>
      <text:p text:style-name="P10"/>
      <text:p text:style-name="P10">Türkiye, IPv6'ya geçişi desteklemektedir, ancak hala birçok yerde IPv4 kullanılmaktadır.</text:p>
      <text:p text:style-name="P10"/>
      <text:p text:style-name="P10"/>
      <text:p text:style-name="P3">Sunucudaki Bir Dosyayı Nasıl Alırız?</text:p>
      <text:p text:style-name="P10"/>
      <text:p text:style-name="P10">curl -O [dosya_url]</text:p>
      <text:p text:style-name="P10">Bu komut, belirtilen URL'den dosyayı indirir ve aynı isimle yerel bir dosyada kaydeder.</text:p>
      <text:p text:style-name="P10"/>
      <text:p text:style-name="P10">curl ifconfig.me Komutu:</text:p>
      <text:p text:style-name="P10"/>
      <text:p text:style-name="P10">Bu komut, dış IP adresinizi almanızı sağlar. ifconfig.me web sitesine bir HTTP isteği yapar ve yanıt olarak sunucunun dış IP adresini verir. Bu, bir sunucunun veya cihazın dış IP adresini belirlemek için kullanışlı bir yoldur.</text:p>
      <text:p text:style-name="P10"/>
      <text:p text:style-name="P10"/>
      <text:p text:style-name="P3">NAT (Network Address Translation)</text:p>
      <text:p text:style-name="P10"/>
      <text:p text:style-name="P10"><text:span text:style-name="T17">Ö</text:span>zellikle ev ağlarında ve küçük ofislerde kullanılan bir ağ yönlendirme teknolojisidir. </text:p>
      <text:p text:style-name="P10"/>
      <text:p text:style-name="P10">NAT (Network Address Translation), IP adreslerinin sınırlı olduğu durumlarda çok sayıda cihazın aynı dizi IP adresi altında gruplanmasına yardımcı olan bir teknolojidir. Bu, birçok kullanıcının tek bir IP adresi kullanarak internete erişmesini sağlar. Ayrıca NAT, yerel ağınız içinde farklı alt ağlar oluşturmanızı sağlar. Özellikle IPv4'te IP adreslerinin tükenmesini önlemek için yaygın olarak kullanılır.</text:p>
      <text:p text:style-name="P10"/>
      <text:p text:style-name="P10">Örneğin, kendi bilgisayarınızın IP adresi 192.168.1.15 olsun. NAT kullanıldığında, bilgisayarınızın dış dünyadaki diğer cihazlarla doğrudan iletişim kurması engellenir. Ancak sizin bilgisayarınızdaki cihazlar, NAT cihazı üzerinden internete erişebilirler.</text:p>
      <text:p text:style-name="P10"/>
      <text:p text:style-name="P10">NAT, bilgisayarınız ve dış ağ arasında bir tür aracıdır. Örneğin, dış dünyadaki bir web sunucusuna HTTP isteği göndermek isterseniz, bu istek önce NAT cihazı tarafından yakalanır ve NAT cihazı bu isteği internete yönlendirir. Gelen yanıt da NAT cihazı tarafından size geri gönderilir.</text:p>
      <text:p text:style-name="P10"/>
      <text:p text:style-name="P10">SSH veya başka bir hizmete erişim sağlamak istediğinizde, NAT cihazı üzerinden belirli portlar aracılığıyla iç ağdaki cihazlara yönlendirme yapabilirsiniz. Örneğin, ssh a@localhost.com -p 5555 komutuyla yerel port 5555 üzerinden 10.20.0.3 IP'sinin 22. portuna SSH bağlantısı yapabilirsiniz.</text:p>
      <text:p text:style-name="P10"/>
      <text:p text:style-name="P10">Sanal makineler, ağ kartlarına NAT veya diğer türlerde ağ adaptörleri atanabilir. NAT türü, sanal makinenizin host (ana bilgisayar) makinesinden bağımsız bir şekilde internete çıkmasını sağlar. Ancak NAT kullanıyorsanız, host makinesi sanal makinelerine doğrudan erişemez. Bu nedenle SSH veya diğer hizmetlere erişmek için NAT port yönlendirmesi kullanabilirsiniz.</text:p>
      <text:p text:style-name="P10"/>
      <text:p text:style-name="P10"><text:soft-page-break/>Evlerde ve küçük ofislerde kullanılan birçok internet servis sağlayıcısı (ISP), NAT'ı kullanarak birçok abonesini aynı dizi IP adresi altında gruplar. Bu, IP adreslerinin tükenmesini engeller ve ağ güvenliğini artırır.</text:p>
      <text:p text:style-name="P10"/>
      <text:p text:style-name="P3">Bridge:</text:p>
      <text:p text:style-name="P10"/>
      <text:p text:style-name="P10">Bridge (köprü), ağ kartını bridge moduna alırsanız, yerel ağınıza (LAN) modem aracılığıyla dış dünya ile aynı IP adresleme alanından IP almanızı sağlar. Örneğin, modeminiz size 192.168.1.15 IP adresini verdiyse, bir sanal makineyi bridge modunda çalıştırırsanız bu sanal makine de aynı ağda bulunan bir başka cihaz gibi davranır ve aynı IP adres aralığında bir IP alabilir.</text:p>
      <text:p text:style-name="P10"/>
      <text:p text:style-name="P3">Alt Ağlar ve IP Maskeleri</text:p>
      <text:p text:style-name="P10"/>
      <text:p text:style-name="P10">"Maske" dediğimiz şey, IP adresinin alt ağ bölümünü ve ana ağ bölümünü belirlemek için kullanılan bir değerdir. IP adresleri, bir ağ kimlik numarası ve bir cihaz kimlik numarası içerir. Maske, bu iki bölümü ayırmaya ve belirlemeye yardımcı olur.</text:p>
      <text:p text:style-name="P10"/>
      <text:p text:style-name="P10">Örneğin, 192.168.0.0/24 bir IP adresi ile temsil edilir. "/24" burada IP maskesini ifade eder ve bu maske, ilk 24 bitin ağ bölümünü ve son 8 bitin cihaz bölümünü temsil ettiğini gösterir.</text:p>
      <text:p text:style-name="P10"/>
      <text:p text:style-name="P3">Subnetler ve Ağ İçinde Ağ</text:p>
      <text:p text:style-name="P10"/>
      <text:p text:style-name="P10">Bir organizasyonun, büyük bir ağ üzerinde ayrı ayrı çalışan farklı alt ağlara sahip olması yaygındır. Bu, IP adreslerini verimli bir şekilde yönetmek ve farklı bölümler veya departmanlar arasında izolasyon sağlamak için kullanılır.</text:p>
      <text:p text:style-name="P10"/>
      <text:p text:style-name="P10">Örneğin, bir büyük şirketin merkezi ofisi için 192.168.1.0/24 IP adres aralığı kullanırken, yan ofisler için farklı alt ağlar oluşturabilirler. Bu, her ofisin kendi IP adres aralığına sahip olmasını ve yerel ağları arasında trafiğin yönlendirilmesini sağlar.</text:p>
      <text:p text:style-name="P10"/>
      <text:p text:style-name="P10">IP maskesi (subnet mask) kullanılarak, hangi bölümün ağ bölümü ve hangi bölümün cihaz bölümü olduğu belirlenir. Bu, IP adreslerini mantıklı gruplara ayırmanıza yardımcı olur ve yönlendirme işlemlerini kolaylaştırır.</text:p>
      <text:p text:style-name="P10"/>
      <text:p text:style-name="P3">Disk Bölümlendirme </text:p>
      <text:p text:style-name="P10"/>
      <text:p text:style-name="P10">parted komutu, disk bölümlendirme ve disk yönetimi işlemlerini gerçekleştirmenizi sağlar.</text:p>
      <text:p text:style-name="P10"/>
      <text:p text:style-name="P10">lsblk komutu, sistemdeki blok aygıtlarını listeler. vda ve vda1 gibi aygıt adları, farklı disk bölümlerini temsil edebilir. vda genellikle bir fiziksel diski veya sanal diski temsil ederken, vda1 gibi sayılar ise o diskin bölümlerini temsil eder.</text:p>
      <text:p text:style-name="P10"/>
      <text:p text:style-name="P10">GParted, disk bölümlendirme işlemlerini grafiksel bir kullanıcı arayüzü ile gerçekleştirmenizi sağlayan bir uygulamadır. Bu, disklerinizi bölümlendirmek ve yönetmek için daha kullanıcı dostu bir seçenek olabilir.</text:p>
      <text:p text:style-name="P10"/>
      <text:p text:style-name="P10">Disk bölümlendirme işlemlerini gerçekleştirmek için önce "partition table" (bölüm tablosu) oluşturmalısınız. Bu, diskinizdeki bölümlerin nasıl düzenleneceğini belirler.</text:p>
      <text:p text:style-name="P10"/>
      <text:p text:style-name="P10">Diski bölümlendirdikten sonra, bu bölümleri biçimlendirme işlemi yapmalısınız. Biçimlendirme, bir bölümün kullanılmaya hazır hale getirilmesini sağlar.</text:p>
      <text:p text:style-name="P10"/>
      <text:p text:style-name="P10"><text:soft-page-break/>Ardından, biçimlendirdiğiniz bölümleri sisteme bağlama işlemi yapmanız gerekir. mount komutu ile bölümü belirli bir dizine bağlayabilirsiniz. Bu, bölüme yazdığınız verilerin belirtilen dizine kaydedilmesini sağlar.</text:p>
      <text:p text:style-name="P10"/>
      <text:p text:style-name="P10">sudo fdisk -l komutu, sisteminizdeki disklerin ve bölümlerinin listesini gösterir. Bu komutla, disklerinizin ve bölümlerinizin hangi aygıt adlarına sahip olduğunu görebilirsiniz.</text:p>
      <text:p text:style-name="P10"/>
      <text:p text:style-name="P3">LVM (Logical Volume Management) - Debian</text:p>
      <text:p text:style-name="P10"/>
      <text:p text:style-name="P10">LVM'yi yüklemek için aşağıdaki komutu kullanabilirsiniz:</text:p>
      <text:p text:style-name="P10"/>
      <text:p text:style-name="P10">sudo apt install lvm2</text:p>
      <text:p text:style-name="P10"/>
      <text:p text:style-name="P10">LVM ile yapılabilecek işlemler:</text:p>
      <text:p text:style-name="P10"/>
      <text:p text:style-name="P10">Diskleri fiziksel birim olarak tanımlamak: Bu, fiziksel disklerinizi LVM tarafından yönetilebilir hale getirir.</text:p>
      <text:p text:style-name="P10"/>
      <text:p text:style-name="P10">sudo pvcreate /dev/vdb</text:p>
      <text:p text:style-name="P10"/>
      <text:p text:style-name="P10">Fiziksel birimleri görüntülemek için:</text:p>
      <text:p text:style-name="P10">sudo pvdisplay</text:p>
      <text:p text:style-name="P10">df -Th komutu, sistemdeki dosya sistemi hakkında bilgi sağlar.</text:p>
      <text:p text:style-name="P10"/>
      <text:p text:style-name="P10">LVM kullanarak, diskteki birimleri dinamik olarak genişletebilirsiniz. Bu, disk alanını daha iyi yönetmenizi sağlar.</text:p>
      <text:p text:style-name="P10"/>
      <text:p text:style-name="P10">lvextend komutunu kullanarak mantıksal birimi genişletebilirsiniz.</text:p>
      <text:p text:style-name="P10"/>
      <text:p text:style-name="P10">Mantıksal birimi genişlettikten sonra dosya sisteminizi de genişletmelisiniz. Bu işlemi resize2fs komutu ile gerçekleştirebilirsiniz.</text:p>
      <text:p text:style-name="P10"/>
      <text:p text:style-name="P10"/>
      <text:p text:style-name="P3">Cron ve Zamanlanmış Görevler (cron tablosu) - Crontab Kullanımı</text:p>
      <text:p text:style-name="P10"/>
      <text:p text:style-name="P10">Root kullanıcı olarak, zamanlanmış görevleri düzenlemek için crontab -e komutunu kullanabilirsiniz.</text:p>
      <text:p text:style-name="P10"/>
      <text:p text:style-name="P10">Editör olarak nano seçildi ve aşağıdaki örnek bir zamanlanmış görev en alta ekledi:</text:p>
      <text:p text:style-name="P10">* * * * * /bin/bash cronum</text:p>
      <text:p text:style-name="P10"/>
      <text:p text:style-name="P10">Yıldızlar, görevin çalışma sıklığını gösterir. Örnekte her dakika ifade edilmiştir.</text:p>
      <text:p text:style-name="P10">cron zamanlanmış görevleri otomatize eden bir sistemdir. Belirli aralıklarla veya belirli zamanlarda görevlerin çalışmasını sağlar.</text:p>
      <text:p text:style-name="P10"/>
      <text:p text:style-name="P10">Zamanlanmış görevleri düzenlemek için "web crontab generator" gibi araçlar kullanılabilir. Bu araçlar, görevleri dakika, saat, gün ve ay gibi zaman dilimlerine göre ayarlamanıza yardımcı olur.</text:p>
      <text:p text:style-name="P10"/>
      <text:p text:style-name="P10">/5 ifadesi her 5 birimde bir işlemi temsil eder. Örneğin, her 5 dakikada bir gibi.</text:p>
      <text:p text:style-name="P10"/>
      <text:p text:style-name="P10">cronum, çalıştırılacak betik veya komutun adıdır. Bu betik, zamanlanmış görevlerin içeriğini içerir.</text:p>
      <text:p text:style-name="P10"/>
      <text:p text:style-name="P10"><text:soft-page-break/>Betik dosyalarının içinde kullanılan #!/bin/bash ifadesi, bu dosyanın bir Bash script olduğunu belirtir.</text:p>
      <text:p text:style-name="P10"/>
      <text:p text:style-name="P10">/usr/bin/cronum gibi bir yerde betiği oluşturduğunuzda, betiği çalıştırma yetkisi vermelisiniz. Ayrıca, cron'un zamanı geldiğinde betiği çalıştırmasını sağlayacak bir zaman dilimi tanımlamanız gerekir.</text:p>
      <text:p text:style-name="P10"/>
      <text:p text:style-name="P10">Cron, belirlediğiniz zaman dilimlerinde betiği çalıştırır. Örneğin, haftanın ilk günü olan Pazar günü gibi.</text:p>
      <text:p text:style-name="P10"/>
      <text:p text:style-name="P10">Betik içinde date komutunu kullanarak tarih ve saat bilgisi elde edebilirsiniz. Bu komut, mevcut tarih ve saati gösterir.</text:p>
      <text:p text:style-name="P10"/>
      <text:p text:style-name="P10">cronum gibi özel bir betik kullanarak, zamanlanmış görevlerinizi özelleştirebilir ve otomatize edebilirsiniz.</text:p>
      <text:p text:style-name="P10"/>
      <text:p text:style-name="P10"/>
      <text:p text:style-name="P17">YEDEKLEME, ARŞİVLEME VE SIKIŞTIRMA İŞLEMLERİ</text:p>
      <text:p text:style-name="P10"/>
      <text:p text:style-name="P10"><text:span text:style-name="T9">Arşivleme</text:span>, farklı dosyaların bir araya getirilerek tek bir dosya haline getirilmesi anlamına gelir. Bu, dosyaların düzenli bir şekilde saklanmasını ve yönetilmesini sağlar.</text:p>
      <text:p text:style-name="P10"/>
      <text:p text:style-name="P10"><text:span text:style-name="T9">Sıkıştırma</text:span>, verilerin boyutunu küçültme işlemidir. Bu, dosyaların daha az depolama alanı kaplamasını sağlar ve verilerin daha hızlı iletilmesine yardımcı olabilir.</text:p>
      <text:p text:style-name="P10"/>
      <text:p text:style-name="P10"><text:span text:style-name="T4">tar komutu</text:span>, dosyaları bir araya getirme ve arşivleme işlemlerini yapmak için kullanılan bir araçtır. Bu işlem, dosyaların tek bir arşiv dosyasına toplanmasını sağlar.</text:p>
      <text:p text:style-name="P10"/>
      <text:p text:style-name="P10">tar komutu, dosyaları arşivleyebilir ve daha sonra sıkıştırma işlemi uygulamak için başka bir sıkıştırma aracıyla kullanılabilir.</text:p>
      <text:p text:style-name="P10"/>
      <text:p text:style-name="P10">-x seçeneği, arşivlenmiş dosyaları çıkarmak veya geri yüklemek için kullanılır. Örneğin, tar -xvf dosya.tar komutu, dosya.tar arşiv dosyasındaki dosyaları çıkarır.</text:p>
      <text:p text:style-name="P10"/>
      <text:p text:style-name="P10"><text:span text:style-name="T4">gzip komutu</text:span>, dosyaları sıkıştırmak için kullanılır. Örneğin, gzip dosya.txt komutu, dosya.txt dosyasını sıkıştırır ve dosya.txt.gz adında bir sıkıştırılmış dosya oluşturur.</text:p>
      <text:p text:style-name="P10"/>
      <text:p text:style-name="P10">tar komutu ile sıkıştırma işlemi yapmak için, -z seçeneğini kullanabilirsiniz. Örneğin, tar -czvf dosya.tar.gz dosya1 dosya2 komutu, dosya1 ve dosya2 dosyalarını arşivler ve ardından sıkıştırır.</text:p>
      <text:p text:style-name="P10"/>
      <text:p text:style-name="P10">tar komutunun kullanışlı seçenekleri arasında --exclude gibi seçenekler bulunur. Bu seçenekler, belirli dosyaları veya dizinleri arşivleme işlemi dışında bırakmanıza olanak tanır.</text:p>
      <text:p text:style-name="P10"/>
      <text:p text:style-name="P10">Farklı sıkıştırma yöntemleri için gzip, bzip2 gibi farklı komutlar kullanılabilir. Bu yöntemler dosyaları farklı derecelerde sıkıştırabilir.</text:p>
      <text:p text:style-name="P10"/>
      <text:p text:style-name="P1"/>
      <text:p text:style-name="P1"/>
      <text:p text:style-name="P1"/>
      <text:p text:style-name="P1"/>
      <text:p text:style-name="P1"/>
      <text:p text:style-name="P1"/>
      <text:p text:style-name="P10"><text:soft-page-break/></text:p>
      <text:list text:style-name="L11">
        <text:list-item>
          <text:p text:style-name="P9">Ek Bilgiler -------------------------------------------------------------------------------------------------</text:p>
        </text:list-item>
      </text:list>
      <text:p text:style-name="P10"/>
      <text:p text:style-name="P10">"URI" (Uniform Resource Identifier), "URL" (Uniform Resource Locator) ve "URN" (Uniform Resource Name) kavramları, internet üzerinde kaynakları tanımlamak ve erişmek için kullanılan farklı tanımlama yöntemleridir. </text:p>
      <text:p text:style-name="P10"/>
      <text:p text:style-name="P10">URI (Uniform Resource Identifier): URI, internet üzerindeki kaynakları tanımlamak için kullanılan genel bir terimdir. URL ve URN, URI'nin alt kümeleridir. URI, bir kaynağın benzersiz bir şekilde tanımlandığı herhangi bir karakter dizisini ifade eder.</text:p>
      <text:p text:style-name="P10"/>
      <text:p text:style-name="P10">URL (Uniform Resource Locator): URL, internet üzerindeki kaynakların belirli bir konumunu işaret eden bir tür URI'dir. URL'ler, bir kaynağın nerede bulunabileceğini belirtir ve genellikle "http://" veya "https://" gibi protokollerle başlar. Örnek: "https://www.example.com".</text:p>
      <text:p text:style-name="P10"/>
      <text:p text:style-name="P10">URN (Uniform Resource Name): URN, internet üzerindeki kaynakların kalıcı ve benzersiz bir isimle tanımlanmasını sağlar. URN'ler, kaynağın nerede bulunacağını değil, ne olduğunu ifade eder. Örnek: "urn:isbn:0451450523" (bir kitabın ISBN numarası).</text:p>
      <text:p text:style-name="P10"/>
      <text:p text:style-name="P10">"GNU," "GNOME" ve "TLP" terimleri ise yazılım ve proje isimlerini temsil eder:</text:p>
      <text:p text:style-name="P10"/>
      <text:p text:style-name="P10">GNU: GNU, "GNU's Not Unix"ın kısaltmasıdır ve açık kaynaklı bir işletim sistemi olan Linux'un altında yatan felsefeyi ve birçok yazılım projesini tanımlar. GNU Projesi, özgür yazılım ve özgür yazılım lisansları hakkında önemli bir rol oynar.</text:p>
      <text:p text:style-name="P10"/>
      <text:p text:style-name="P10">GNOME: GNOME, açık kaynaklı bir masaüstü ortamıdır. GNU Projesi'nin bir parçası olarak geliştirilen GNOME, Linux ve diğer Unix benzeri işletim sistemlerinde kullanılabilir. GNOME, grafiksel bir kullanıcı arayüzü ve bir dizi uygulama içerir.</text:p>
      <text:p text:style-name="P10"/>
      <text:p text:style-name="P10">TLP (TLP): TLP, Linux tabanlı dizüstü ve taşınabilir bilgisayarlar için geliştirilen bir güç yönetimi aracıdır. TLP, dizüstü bilgisayarların pil ömrünü artırmak ve enerji tüketimini optimize etmek için kullanılır.</text:p>
      <text:p text:style-name="P1">------------------------------------------------------------------------------------------------------------------------</text:p>
      <text:p text:style-name="P10"/>
      <text:p text:style-name="P10"><text:span text:style-name="T9">Türkiye'deki açık kaynak toplul</text:span><text:span text:style-name="T11">uklarına</text:span><text:span text:style-name="T9"> </text:span><text:span text:style-name="T10">nasıl </text:span><text:span text:style-name="T9">katkı sağl</text:span><text:span text:style-name="T10">ayabilirim?</text:span></text:p>
      <text:p text:style-name="P10"/>
      <text:p text:style-name="P10">Açık Kaynak Projelere Katılın: Türkiye'de veya uluslararası düzeydeki açık kaynak projelerine katılabilirsiniz. Github, GitLab ve SourceForge gibi platformlar üzerinde projeleri inceleyebilir ve ilginizi çeken projelere katkıda bulunabilirsiniz.</text:p>
      <text:p text:style-name="P10"/>
      <text:p text:style-name="P10">Yazılım Geliştirme: Eğer yazılım geliştirme konusunda yetenekliyseniz, açık kaynak projelerine kod katkısı sağlayabilirsiniz. Hata düzeltmeleri yapabilir, yeni özellikler ekleyebilir veya projenin geliştirilmesine yardımcı olabilirsiniz.</text:p>
      <text:p text:style-name="P10"/>
      <text:p text:style-name="P10">Çeviri Çalışmaları: Birçok açık kaynak proje, farklı dillerde kullanılabilmesi için çeviri çalışmalarına ihtiyaç duyar. Türkçe çeviri yaparak projeleri Türk kullanıcıları için daha erişilebilir hale getirebilirsiniz.</text:p>
      <text:p text:style-name="P10"/>
      <text:p text:style-name="P10">Dokümantasyon İyileştirmeleri: Açık kaynak projelerin dokümantasyonu genellikle eksik veya güncel değildir. Bu nedenle projelerin dokümantasyonunu iyileştirerek kullanıcıların daha kolay anlayabilmesini sağlayabilirsiniz.</text:p>
      <text:p text:style-name="P10"/>
      <text:p text:style-name="P10"><text:soft-page-break/>Test ve Geri Bildirim: Açık kaynak projeler, kullanıcılar tarafından test edilmelidir. Bir projeyi test ederek hataları rapor edebilir ve geliştiricilere geri bildirimde bulunabilirsiniz.</text:p>
      <text:p text:style-name="P10"/>
      <text:p text:style-name="P10">Topluluk Yönetimi: Açık kaynak projelerin topluluk yönetimi önemlidir. Topluluğun daha iyi bir şekilde çalışmasına yardımcı olabilirsiniz, soruları yanıtlayabilirsiniz veya forumlarda yardım sunabilirsiniz.</text:p>
      <text:p text:style-name="P10"/>
      <text:p text:style-name="P10">Grafik Tasarım: Grafik tasarım becerileriniz varsa, açık kaynak projelerin web siteleri, logosu veya belgeleri için grafik tasarım çalışmaları yapabilirsiniz.</text:p>
      <text:p text:style-name="P10"/>
      <text:p text:style-name="P10">Eğitim ve Seminerler: Açık kaynak yazılımın faydalarını ve kullanımını anlatan eğitimler veya seminerler düzenleyerek topluluğa katkı sağlayabilirsiniz.</text:p>
      <text:p text:style-name="P10"/>
      <text:p text:style-name="P10">Makale ve Blog Yazımı: Açık kaynak projeler hakkında makaleler veya blog yazıları yazarak, projelerin daha fazla kullanıcıya ulaşmasını sağlayabilirsiniz.</text:p>
      <text:p text:style-name="P10"/>
      <text:p text:style-name="P10">Bağış ve Destek: Açık kaynak projeler sıklıkla bağışlarla ayakta durur. Projelere finansal veya kaynak bağışı yaparak katkı sağlayabilirsiniz.</text:p>
      <text:p text:style-name="P10"/>
      <text:p text:style-name="P10">Sosyal Medya ve İletişim: Açık kaynak projelerin sosyal medya hesaplarını yönetmek veya iletişim çalışmalarına katılmak da bir katkı şekli olabilir.</text:p>
      <text:p text:style-name="P10"/>
      <text:p text:style-name="P10">Unutmayın ki açık kaynak topluluğuna katkı sağlamak için belirli bir yetenek veya uzmanlık alanına ihtiyacınız yoktur. İlginiz ve isteğiniz önemlidir. Her türlü katkı değerlidir ve açık kaynak projeleri, daha fazla katılımcı ve destekçiye her zaman ihtiyaç duyar.</text:p>
      <text:p text:style-name="P10"/>
      <text:p text:style-name="P1"/>
      <text:p text:style-name="P1"/>
      <text:p text:style-name="P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erif" svg:font-family="'Liberation Serif'" style:font-family-generic="roman"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none" fo:country="none" style:font-name-asian="Segoe UI" style:font-size-asian="12pt" style:language-asian="none" style:country-asian="none" style:font-name-complex="Tahoma"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Liberation Serif" fo:font-size="12pt" fo:language="tr" fo:country="TR"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3-09-10T02:14:37.768000000</dc:date>
    <meta:editing-duration>PT11M2S</meta:editing-duration>
    <meta:editing-cycles>3</meta:editing-cycles>
    <meta:generator>LibreOffice/7.4.2.3$Windows_X86_64 LibreOffice_project/382eef1f22670f7f4118c8c2dd222ec7ad009daf</meta:generator>
    <meta:document-statistic meta:table-count="0" meta:image-count="0" meta:object-count="0" meta:page-count="16" meta:paragraph-count="329" meta:word-count="4339" meta:character-count="34596" meta:non-whitespace-character-count="30539"/>
  </office:meta>
</office:document-meta>
</file>